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SumByNameTask.reportSumByName( List taskSta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SumByNameTask.RepSumByName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SumByName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